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d883" officeooo:paragraph-rsid="001cd883"/>
    </style:style>
    <style:style style:name="P2" style:family="paragraph" style:parent-style-name="Standard">
      <style:paragraph-properties fo:text-align="justify" style:justify-single-word="false"/>
      <style:text-properties officeooo:paragraph-rsid="001d5142"/>
    </style:style>
    <style:style style:name="T1" style:family="text">
      <style:text-properties fo:color="#1290c3" style:font-name="Monospace" fo:font-size="10pt" fo:font-weight="bold" style:font-size-asian="10pt" style:font-weight-asian="bold" fo:background-color="#323232"/>
    </style:style>
    <style:style style:name="T2" style:family="text">
      <style:text-properties fo:color="#1290c3" style:font-name="Monospace" fo:font-size="10pt" fo:font-weight="bold" officeooo:rsid="001cd883" style:font-size-asian="10pt" style:font-weight-asian="bold" fo:background-color="#323232"/>
    </style:style>
    <style:style style:name="T3" style:family="text">
      <style:text-properties fo:color="#1290c3" style:font-name="Monospace" fo:font-size="10pt" fo:font-weight="bold" style:font-size-asian="10pt" style:font-weight-asian="bold" fo:background-color="#1b6291"/>
    </style:style>
    <style:style style:name="T4" style:family="text">
      <style:text-properties fo:color="#e6e6fa" style:font-name="Monospace" fo:font-size="10pt" style:font-size-asian="10pt" fo:background-color="#323232"/>
    </style:style>
    <style:style style:name="T5" style:family="text">
      <style:text-properties fo:color="#e6e6fa" style:font-name="Monospace" fo:font-size="10pt" officeooo:rsid="001cd883" style:font-size-asian="10pt" fo:background-color="#323232"/>
    </style:style>
    <style:style style:name="T6" style:family="text">
      <style:text-properties fo:color="#f9faf4" style:font-name="Monospace" fo:font-size="10pt" style:font-size-asian="10pt" fo:background-color="#323232"/>
    </style:style>
    <style:style style:name="T7" style:family="text">
      <style:text-properties fo:color="#f9faf4" style:font-name="Monospace" fo:font-size="10pt" officeooo:rsid="001d5142" style:font-size-asian="10pt" fo:background-color="#323232"/>
    </style:style>
    <style:style style:name="T8" style:family="text">
      <style:text-properties fo:color="#f9faf4" style:font-name="Monospace" fo:font-size="10pt" officeooo:rsid="001cd883" style:font-size-asian="10pt" fo:background-color="#323232"/>
    </style:style>
    <style:style style:name="T9" style:family="text">
      <style:text-properties fo:color="#ffbf26" style:font-name="Monospace" fo:font-size="10pt" style:font-size-asian="10pt" fo:background-color="#323232"/>
    </style:style>
    <style:style style:name="T10" style:family="text">
      <style:text-properties fo:color="#6897bb" style:font-name="Monospace" fo:font-size="10pt" style:font-size-asian="10pt" fo:background-color="#323232"/>
    </style:style>
    <style:style style:name="T11" style:family="text">
      <style:text-properties officeooo:rsid="001cd883"/>
    </style:style>
    <style:style style:name="T12" style:family="text">
      <style:text-properties officeooo:rsid="001d5142"/>
    </style:style>
    <style:style style:name="T13" style:family="text">
      <style:text-properties fo:color="#96ec3f" style:font-name="Monospace" fo:font-size="10pt" fo:font-style="italic" style:font-size-asian="10pt" style:font-style-asian="italic" fo:background-color="#323232"/>
    </style:style>
    <style:style style:name="T14" style:family="text">
      <style:text-properties fo:color="#96ec3f" style:font-name="Monospace" fo:font-size="10pt" fo:font-style="italic" officeooo:rsid="001cd883" style:font-size-asian="10pt" style:font-style-asian="italic" fo:background-color="#3232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<text:tab/>Conseguimos executar os exempl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2:53:16.500346867</meta:creation-date>
    <dc:date>2017-10-20T01:03:41.802954552</dc:date>
    <meta:editing-duration>PT29M5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4" meta:character-count="34" meta:non-whitespace-character-count="30"/>
  </office:meta>
</office:document-meta>
</file>